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466cm" fo:min-width="0.2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9.122cm"/>
    </style:style>
    <style:style style:name="gr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8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594cm" fo:min-width="0.983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Fibonacci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0.7cm" svg:height="6.716cm" svg:x="31.361cm" svg:y="-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22cm" svg:height="0.5cm" svg:x="23.144cm" svg:y="-2.03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xml:id="id4" draw:id="id4" draw:layer="layout" svg:width="2.153cm" svg:height="1.248cm" svg:x="8.112cm" svg:y="5.876cm">
            <text:p text:style-name="P3">fib(4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xml:id="id1" draw:id="id1" draw:layer="layout" svg:width="2.153cm" svg:height="1.248cm" svg:x="5.354cm" svg:y="7.54cm">
            <text:p text:style-name="P3">fib(3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xml:id="id5" draw:id="id5" draw:layer="layout" svg:width="2.153cm" svg:height="1.248cm" svg:x="10.87cm" svg:y="7.54cm">
            <text:p text:style-name="P3">fib(2)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2" draw:id="id2" draw:layer="layout" svg:width="2.153cm" svg:height="1.248cm" svg:x="3.975cm" svg:y="9.404cm">
            <text:p text:style-name="P5">fib(2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draw:type="line" svg:x1="8.426cm" svg:y1="6.942cm" svg:x2="7.192cm" svg:y2="7.722cm" draw:end-shape="id1" draw:end-glue-point="11" svg:d="M8426 6942l-1234 780" svg:viewBox="0 0 1235 781">
            <text:p/>
          </draw:connector>
          <draw:connector draw:style-name="gr8" draw:text-style-name="P7" draw:layer="layout" draw:type="line" svg:x1="5.669cm" svg:y1="8.606cm" svg:x2="5.052cm" svg:y2="9.404cm" draw:start-shape="id1" draw:start-glue-point="7" draw:end-shape="id2" draw:end-glue-point="4" svg:d="M5669 8606l-617 798" svg:viewBox="0 0 618 799">
            <text:p/>
          </draw:connector>
          <draw:custom-shape draw:style-name="gr7" draw:text-style-name="P6" xml:id="id3" draw:id="id3" draw:layer="layout" svg:width="2.153cm" svg:height="1.248cm" svg:x="6.733cm" svg:y="9.404cm">
            <text:p text:style-name="P5">fib(1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draw:type="line" svg:x1="7.192cm" svg:y1="8.606cm" svg:x2="7.81cm" svg:y2="9.404cm" draw:start-shape="id1" draw:start-glue-point="9" draw:end-shape="id3" draw:end-glue-point="4" svg:d="M7192 8606l618 798" svg:viewBox="0 0 619 799">
            <text:p/>
          </draw:connector>
          <draw:connector draw:style-name="gr8" draw:text-style-name="P7" draw:layer="layout" draw:type="line" svg:x1="9.95cm" svg:y1="6.942cm" svg:x2="11.185cm" svg:y2="7.722cm" draw:start-shape="id4" draw:start-glue-point="9" draw:end-shape="id5" draw:end-glue-point="5" svg:d="M9950 6942l1235 780" svg:viewBox="0 0 1236 781">
            <text:p/>
          </draw:connector>
          <draw:custom-shape draw:style-name="gr7" draw:text-style-name="P6" xml:id="id6" draw:id="id6" draw:layer="layout" svg:width="2.153cm" svg:height="1.248cm" svg:x="9.491cm" svg:y="9.404cm">
            <text:p text:style-name="P5">fib(1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draw:type="line" svg:x1="11.185cm" svg:y1="8.606cm" svg:x2="10.568cm" svg:y2="9.404cm" draw:start-shape="id5" draw:start-glue-point="7" draw:end-shape="id6" draw:end-glue-point="4" svg:d="M11185 8606l-617 798" svg:viewBox="0 0 618 799">
            <text:p/>
          </draw:connector>
          <draw:custom-shape draw:style-name="gr9" draw:text-style-name="P4" xml:id="id7" draw:id="id7" draw:layer="layout" svg:width="2.153cm" svg:height="1.248cm" svg:x="12.248cm" svg:y="9.404cm">
            <text:p text:style-name="P3">fib(0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draw:type="line" svg:x1="12.708cm" svg:y1="8.606cm" svg:x2="13.325cm" svg:y2="9.404cm" draw:start-shape="id5" draw:start-glue-point="9" draw:end-shape="id7" draw:end-glue-point="4" svg:d="M12708 8606l617 798" svg:viewBox="0 0 618 799">
            <text:p/>
          </draw:connector>
          <draw:custom-shape draw:style-name="gr7" draw:text-style-name="P6" xml:id="id8" draw:id="id8" draw:layer="layout" svg:width="2.153cm" svg:height="1.248cm" svg:x="13.617cm" svg:y="4.201cm">
            <text:p text:style-name="P5">fib(5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draw:type="line" svg:x1="13.932cm" svg:y1="5.267cm" svg:x2="9.95cm" svg:y2="6.058cm" draw:start-shape="id8" draw:start-glue-point="7" draw:end-shape="id4" draw:end-glue-point="11" svg:d="M13932 5267l-3982 791" svg:viewBox="0 0 3983 792">
            <text:p/>
          </draw:connector>
          <draw:connector draw:style-name="gr8" draw:text-style-name="P7" draw:layer="layout" draw:type="line" svg:x1="15.455cm" svg:y1="5.267cm" svg:x2="19.438cm" svg:y2="6.059cm" draw:start-shape="id8" draw:start-glue-point="9" draw:end-shape="id9" draw:end-glue-point="5" svg:d="M15455 5267l3983 792" svg:viewBox="0 0 3984 793">
            <text:p/>
          </draw:connector>
          <draw:custom-shape draw:style-name="gr10" draw:text-style-name="P4" xml:id="id9" draw:id="id9" draw:layer="layout" svg:width="2.153cm" svg:height="1.248cm" svg:x="19.123cm" svg:y="5.877cm">
            <text:p text:style-name="P3">fib(3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xml:id="id10" draw:id="id10" draw:layer="layout" svg:width="2.153cm" svg:height="1.248cm" svg:x="16.365cm" svg:y="7.541cm">
            <text:p text:style-name="P3">fib(2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xml:id="id13" draw:id="id13" draw:layer="layout" svg:width="2.153cm" svg:height="1.248cm" svg:x="21.881cm" svg:y="7.541cm">
            <text:p text:style-name="P3">fib(1)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11" draw:id="id11" draw:layer="layout" svg:width="2.153cm" svg:height="1.248cm" svg:x="14.986cm" svg:y="9.405cm">
            <text:p text:style-name="P5">fib(1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draw:type="line" svg:x1="19.437cm" svg:y1="6.943cm" svg:x2="18.203cm" svg:y2="7.723cm" draw:end-shape="id10" draw:end-glue-point="11" svg:d="M19437 6943l-1234 780" svg:viewBox="0 0 1235 781">
            <text:p/>
          </draw:connector>
          <draw:connector draw:style-name="gr8" draw:text-style-name="P7" draw:layer="layout" draw:type="line" svg:x1="16.68cm" svg:y1="8.607cm" svg:x2="16.063cm" svg:y2="9.405cm" draw:start-shape="id10" draw:start-glue-point="7" draw:end-shape="id11" draw:end-glue-point="4" svg:d="M16680 8607l-617 798" svg:viewBox="0 0 618 799">
            <text:p/>
          </draw:connector>
          <draw:custom-shape draw:style-name="gr7" draw:text-style-name="P6" xml:id="id12" draw:id="id12" draw:layer="layout" svg:width="2.153cm" svg:height="1.248cm" svg:x="17.744cm" svg:y="9.405cm">
            <text:p text:style-name="P5">fib(0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draw:type="line" svg:x1="18.203cm" svg:y1="8.607cm" svg:x2="18.821cm" svg:y2="9.405cm" draw:start-shape="id10" draw:start-glue-point="9" draw:end-shape="id12" draw:end-glue-point="4" svg:d="M18203 8607l618 798" svg:viewBox="0 0 619 799">
            <text:p/>
          </draw:connector>
          <draw:connector draw:style-name="gr8" draw:text-style-name="P7" draw:layer="layout" draw:type="line" svg:x1="20.961cm" svg:y1="6.943cm" svg:x2="22.196cm" svg:y2="7.723cm" draw:start-shape="id9" draw:start-glue-point="9" draw:end-shape="id13" draw:end-glue-point="5" svg:d="M20961 6943l1235 780" svg:viewBox="0 0 1236 781">
            <text:p/>
          </draw:connector>
          <draw:custom-shape draw:style-name="gr7" draw:text-style-name="P6" xml:id="id14" draw:id="id14" draw:layer="layout" svg:width="2.153cm" svg:height="1.248cm" svg:x="2.698cm" svg:y="11.268cm">
            <text:p text:style-name="P5">fib(1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draw:type="line" svg:x1="4.292cm" svg:y1="10.47cm" svg:x2="3.775cm" svg:y2="11.268cm" draw:end-shape="id14" draw:end-glue-point="4" svg:d="M4292 10470l-517 798" svg:viewBox="0 0 518 799">
            <text:p/>
          </draw:connector>
          <draw:custom-shape draw:style-name="gr7" draw:text-style-name="P6" xml:id="id15" draw:id="id15" draw:layer="layout" svg:width="2.153cm" svg:height="1.248cm" svg:x="5.256cm" svg:y="11.268cm">
            <text:p text:style-name="P5">fib(0)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7" draw:layer="layout" draw:type="line" svg:x1="5.815cm" svg:y1="10.47cm" svg:x2="6.333cm" svg:y2="11.268cm" draw:end-shape="id15" draw:end-glue-point="4" svg:d="M5815 10470l518 798" svg:viewBox="0 0 519 799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5T16:34:25.238000000</dc:date>
    <meta:editing-duration>P2DT8H47M58S</meta:editing-duration>
    <meta:editing-cycles>152</meta:editing-cycles>
    <meta:generator>LibreOffice/6.4.5.2$Windows_X86_64 LibreOffice_project/a726b36747cf2001e06b58ad5db1aa3a9a1872d6</meta:generator>
    <meta:document-statistic meta:object-count="33"/>
  </office:meta>
</office:document-meta>
</file>